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39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40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41" style:family="paragraph" style:parent-style-name="Standard">
      <style:text-properties officeooo:rsid="0012e59a" officeooo:paragraph-rsid="0012e59a"/>
    </style:style>
    <style:style style:name="P42" style:family="paragraph" style:parent-style-name="Standard">
      <style:text-properties officeooo:rsid="00158a4f" officeooo:paragraph-rsid="00158a4f"/>
    </style:style>
    <style:style style:name="P43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44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45" style:family="paragraph" style:parent-style-name="Standard">
      <style:text-properties fo:color="#3465a4" loext:opacity="100%" officeooo:rsid="00158a4f" officeooo:paragraph-rsid="00158a4f"/>
    </style:style>
    <style:style style:name="P46" style:family="paragraph" style:parent-style-name="Standard">
      <style:text-properties fo:color="#3465a4" loext:opacity="100%" officeooo:rsid="0017f77b" officeooo:paragraph-rsid="0017f77b"/>
    </style:style>
    <style:style style:name="P47" style:family="paragraph" style:parent-style-name="Standard">
      <style:text-properties officeooo:rsid="0017f77b" officeooo:paragraph-rsid="0017f77b"/>
    </style:style>
    <style:style style:name="P48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65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66" style:family="paragraph">
      <loext:graphic-properties draw:fill="none" draw:fill-color="#ffffff"/>
    </style:style>
    <style:style style:name="P67" style:family="paragraph">
      <loext:graphic-properties draw:fill-color="#ee5151"/>
    </style:style>
    <style:style style:name="P68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officeooo:rsid="005b2f06" style:font-weight-asian="normal" style:font-weight-complex="normal"/>
    </style:style>
    <style:style style:name="T22" style:family="text">
      <style:text-properties fo:font-weight="normal" fo:background-color="#ff0000" loext:char-shading-value="0" style:font-weight-asian="normal" style:font-weight-complex="normal"/>
    </style:style>
    <style:style style:name="T23" style:family="text">
      <style:text-properties officeooo:rsid="003aa96a"/>
    </style:style>
    <style:style style:name="T24" style:family="text">
      <style:text-properties officeooo:rsid="0044a4ee"/>
    </style:style>
    <style:style style:name="T25" style:family="text">
      <style:text-properties officeooo:rsid="0044ffc8"/>
    </style:style>
    <style:style style:name="T26" style:family="text">
      <style:text-properties officeooo:rsid="004c98c4"/>
    </style:style>
    <style:style style:name="T27" style:family="text">
      <style:text-properties officeooo:rsid="004ea86b"/>
    </style:style>
    <style:style style:name="T28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29" style:family="text">
      <style:text-properties fo:color="#808080" loext:opacity="100%" style:font-name="Consolas" fo:font-weight="normal"/>
    </style:style>
    <style:style style:name="T30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1" style:family="text">
      <style:text-properties fo:color="#569cd6" loext:opacity="100%" style:font-name="Consolas" fo:font-weight="normal"/>
    </style:style>
    <style:style style:name="T32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3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34" style:family="text">
      <style:text-properties fo:color="#9cdcfe" loext:opacity="100%" style:font-name="Consolas" fo:font-weight="normal"/>
    </style:style>
    <style:style style:name="T35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36" style:family="text">
      <style:text-properties fo:color="#ce9178" loext:opacity="100%" style:font-name="Consolas" fo:font-weight="normal"/>
    </style:style>
    <style:style style:name="T37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38" style:family="text">
      <style:text-properties fo:color="#dcdcaa" loext:opacity="100%" style:font-name="Consolas" fo:font-weight="normal"/>
    </style:style>
    <style:style style:name="T39" style:family="text">
      <style:text-properties officeooo:rsid="004ea86b" style:font-size-asian="12pt" style:font-weight-asian="normal" style:font-size-complex="12pt" style:font-weight-complex="normal"/>
    </style:style>
    <style:style style:name="T40" style:family="text">
      <style:text-properties officeooo:rsid="00532fed" style:font-size-asian="12pt" style:font-weight-asian="normal" style:font-size-complex="12pt" style:font-weight-complex="normal"/>
    </style:style>
    <style:style style:name="T41" style:family="text">
      <style:text-properties officeooo:rsid="0051c846"/>
    </style:style>
    <style:style style:name="T42" style:family="text">
      <style:text-properties officeooo:rsid="00532fed"/>
    </style:style>
    <style:style style:name="T43" style:family="text">
      <style:text-properties officeooo:rsid="00541390"/>
    </style:style>
    <style:style style:name="T44" style:family="text">
      <style:text-properties officeooo:rsid="005b2f06"/>
    </style:style>
    <style:style style:name="T45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7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8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9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44">Comandos Node Js:</text:p>
      <text:p text:style-name="P44">Ctrl + L = <text:span text:style-name="T15">Limpar a tela.</text:span></text:p>
      <text:p text:style-name="P48"/>
      <text:p text:style-name="P48"/>
      <text:p text:style-name="P48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41">Regras dos identificadores em JS:</text:p>
      <text:p text:style-name="P41">- Podem começar com letra, $ ou _.</text:p>
      <text:p text:style-name="P41">- Não podem começar com números.</text:p>
      <text:p text:style-name="P41">- É possível usar letras ou números.</text:p>
      <text:p text:style-name="P41">- É possível usar acentos e símbolos.</text:p>
      <text:p text:style-name="P41">- Não podem conter espaços.</text:p>
      <text:p text:style-name="P41">- Não podem ser palavras reservadas.</text:p>
      <text:p text:style-name="P41"/>
      <text:p text:style-name="P43">Tipos Primitivos</text:p>
      <text:p text:style-name="P42">Variáveis numéricas: <text:span text:style-name="T3">number</text:span> (JS não diferencia números entre Inteiro e Reais)</text:p>
      <text:p text:style-name="P45"><text:span text:style-name="T6">s</text:span>tring</text:p>
      <text:p text:style-name="P42">true false: <text:span text:style-name="T3">boolean</text:span></text:p>
      <text:p text:style-name="P45"/>
      <text:p text:style-name="P47"><text:span text:style-name="T3">number: </text:span><text:span text:style-name="T7">infinity, NaN</text:span></text:p>
      <text:p text:style-name="P46">string</text:p>
      <text:p text:style-name="P46">boolean</text:p>
      <text:p text:style-name="P46">null</text:p>
      <text:p text:style-name="P46">undefined</text:p>
      <text:p text:style-name="P47"><text:span text:style-name="T3">object: </text:span><text:span text:style-name="T7">Array</text:span></text:p>
      <text:p text:style-name="P46">function</text:p>
      <text:p text:style-name="P46"/>
      <text:p text:style-name="P46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26">Para converter para String:</text:p>
      <text:p text:style-name="P16">String(n)</text:p>
      <text:p text:style-name="P16">n.toString()</text:p>
      <text:p text:style-name="P16"/>
      <text:p text:style-name="P27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39">        <text:span text:style-name="T1">var nome = prompt("Qual é o seu nome?")</text:span></text:p>
      <text:p text:style-name="P39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39">        <text:span text:style-name="T1">document.write(`Seu nome em maiúsculas é </text:span><text:span text:style-name="T4">${nome.toUpperCase</text:span><text:span text:style-name="T1">()}.&lt;br&gt;`)</text:span></text:p>
      <text:p text:style-name="P40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37"/>
      <text:p text:style-name="P37"><text:soft-page-break/>Operadores</text:p>
      <text:p text:style-name="P37"/>
      <text:p text:style-name="P30">aritméticos: <text:span text:style-name="T16">+, -, *, /, % (resto da divisão inteira), ** (potência).</text:span></text:p>
      <text:p text:style-name="P33"><text:span text:style-name="T17">o</text:span><text:span text:style-name="T15">rdem de precedência: ( ) =&gt; ** =&gt; * <text:s/>/ <text:s/>% =&gt; + -</text:span></text:p>
      <text:p text:style-name="P30"/>
      <text:p text:style-name="P31">atribuição: <text:span text:style-name="T18">++, –, +=, -=, </text:span><text:span text:style-name="T19">= (recebe)</text:span></text:p>
      <text:p text:style-name="P31"/>
      <text:p text:style-name="P32">relacionais: <text:span text:style-name="T15">&lt;, &gt;, &lt;</text:span><text:span text:style-name="T18">=, &gt;=, ==, !=</text:span></text:p>
      <text:p text:style-name="P32"/>
      <text:p text:style-name="P32"/>
      <text:p text:style-name="P32">lógicos: !<text:span text:style-name="T15"> </text:span><text:span text:style-name="T20">Negação; </text:span><text:span text:style-name="T23">&amp;&amp;</text:span><text:span text:style-name="T20"> conjunção (e); </text:span><text:span text:style-name="T23">||</text:span><text:span text:style-name="T20"> disjunção (ou);</text:span></text:p>
      <text:p text:style-name="P34"><text:span text:style-name="T20">E</text:span><text:span text:style-name="T15">x.: <text:tab/>!true =&gt; false<text:line-break/><text:tab/>!false =&gt; true<text:tab/></text:span></text:p>
      <text:p text:style-name="P32"/>
      <text:p text:style-name="P32">ternário: <text:span text:style-name="T15">? :</text:span></text:p>
      <text:p text:style-name="P36"><text:span text:style-name="T15">teste </text:span><text:span text:style-name="T22">?</text:span><text:span text:style-name="T15"> true </text:span><text:span text:style-name="T22">:</text:span><text:span text:style-name="T15"> false</text:span></text:p>
      <text:p text:style-name="P23">Ex.: média &gt;= 7.0 ? “Aprovado” : “Reprovado”</text:p>
      <text:p text:style-name="P32"/>
      <text:p text:style-name="P35">Ordem de precedência:</text:p>
      <text:p text:style-name="P22">Aritméticos =&gt; Relacionais =&gt; Lógicos</text:p>
      <text:p text:style-name="P22"/>
      <text:p text:style-name="P22"/>
      <text:p text:style-name="P38">Introdução ao DOM</text:p>
      <text:p text:style-name="P38"/>
      <text:p text:style-name="P24">Document Object Model.</text:p>
      <text:p text:style-name="P25">Só funciona quando estamos rodando JS dentro do navegador. Não funciona no NodeJs.</text:p>
      <text:p text:style-name="P29"><draw:g text:anchor-type="paragraph" draw:z-index="0" draw:name="DrawObject1" draw:style-name="gr5"><draw:custom-shape draw:name="Forma 1" draw:style-name="gr6" draw:text-style-name="P67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7" draw:text-style-name="P68" svg:width="1.482cm" svg:height="0.539cm" svg:x="6.567cm" svg:y="0.845cm"><draw:text-box><text:p><text:span text:style-name="T45">window</text:span></text:p></draw:text-box></draw:frame></draw:g></text:p>
      <text:p text:style-name="P19"/>
      <text:p text:style-name="P19"><draw:custom-shape text:anchor-type="paragraph" draw:z-index="7" draw:name="Forma 2" draw:style-name="gr4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5"><draw:custom-shape draw:name="Forma 5" draw:style-name="gr6" draw:text-style-name="P67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7" draw:text-style-name="P68" svg:width="1.482cm" svg:height="0.539cm" svg:x="10.437cm" svg:y="1.3cm"><draw:text-box><text:p><text:span text:style-name="T45">history</text:span></text:p></draw:text-box></draw:frame></draw:g></text:p>
      <text:p text:style-name="P19"><draw:g text:anchor-type="paragraph" draw:z-index="2" draw:name="DrawObject 2" draw:style-name="gr5"><draw:custom-shape draw:name="Forma 4" draw:style-name="gr8" draw:text-style-name="P67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9" draw:text-style-name="P68" svg:width="1.856cm" svg:height="0.976cm" svg:x="6.39cm" svg:y="0.833cm"><draw:text-box><text:p><text:span text:style-name="T45">document</text:span></text:p></draw:text-box></draw:frame></draw:g><draw:g text:anchor-type="paragraph" draw:z-index="1" draw:name="DrawObject4" draw:style-name="gr5"><draw:custom-shape draw:name="Forma 3" draw:style-name="gr6" draw:text-style-name="P67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7" draw:text-style-name="P68" svg:width="1.482cm" svg:height="0.539cm" svg:x="2.817cm" svg:y="0.866cm"><draw:text-box><text:p><text:span text:style-name="T45">location</text:span></text:p></draw:text-box></draw:frame></draw:g></text:p>
      <text:p text:style-name="P19"/>
      <text:p text:style-name="P19"><draw:custom-shape text:anchor-type="paragraph" draw:z-index="8" draw:name="Forma 10" draw:style-name="gr3" svg:width="0.366cm" svg:height="0.943cm" svg:x="7.068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5"><draw:custom-shape draw:name="Forma 6" draw:style-name="gr6" draw:text-style-name="P67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7" draw:text-style-name="P68" svg:width="1.154cm" svg:height="0.539cm" svg:x="6.818cm" svg:y="0.88cm"><draw:text-box><text:p><text:span text:style-name="T45">html</text:span></text:p></draw:text-box></draw:frame></draw:g></text:p>
      <text:p text:style-name="P19"/>
      <text:p text:style-name="P19"><draw:custom-shape text:anchor-type="paragraph" draw:z-index="9" draw:name="Forma 11" draw:style-name="gr3" svg:width="0.366cm" svg:height="0.943cm" svg:x="6.145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3" svg:width="0.366cm" svg:height="0.943cm" svg:x="7.819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5"><draw:custom-shape draw:name="Forma 7" draw:style-name="gr6" draw:text-style-name="P67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7" draw:text-style-name="P68" svg:width="1.482cm" svg:height="0.539cm" svg:x="4.794cm" svg:y="1.011cm"><draw:text-box><text:p><text:span text:style-name="T45">head</text:span></text:p></draw:text-box></draw:frame></draw:g><draw:g text:anchor-type="paragraph" draw:z-index="6" draw:name="DrawObject 6" draw:style-name="gr5"><draw:custom-shape draw:name="Forma 8" draw:style-name="gr6" draw:text-style-name="P67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7" draw:text-style-name="P68" svg:width="1.482cm" svg:height="0.539cm" svg:x="8.124cm" svg:y="0.978cm"><draw:text-box><text:p><text:span text:style-name="T45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4">getElementsByTagName()</text:span></text:p>
      <text:p text:style-name="P21">- por ID: <text:span text:style-name="T24">getElementById</text:span></text:p>
      <text:p text:style-name="P21">- por Nome: <text:span text:style-name="T25">getElementsByName()</text:span></text:p>
      <text:p text:style-name="P21">- por Classe: <text:span text:style-name="T25">getElementsByClassName()</text:span></text:p>
      <text:p text:style-name="P21">- por Seletor: <text:span text:style-name="T25">querySelector(), querySelectorAll()</text:span></text:p>
      <text:p text:style-name="P21"/>
      <text:p text:style-name="P19"/>
      <text:p text:style-name="P28"><text:soft-page-break/>EVENTOS DOM</text:p>
      <text:p text:style-name="P28"/>
      <text:p text:style-name="P55">É tudo aquilo que pode acontecer com um determinado elemento. <text:span text:style-name="T26">O evento pode ser configurado na parte HTML ou dentro da tag &lt;script&gt;.</text:span></text:p>
      <text:p text:style-name="P55"/>
      <text:p text:style-name="P56"><text:span text:style-name="T41">1 – </text:span>No HTML, precisamos colocar o evento dentro da respectiva <text:span text:style-name="T27">tag </text:span><text:span text:style-name="T41">com o nome da função. No script, chamamos a função pelo nome e criamos uma variável </text:span><text:span text:style-name="T42">para receber o DOM.</text:span></text:p>
      <text:p text:style-name="P60"><text:span text:style-name="T39">Ex.: <text:tab/></text:span><text:span text:style-name="T28">&lt;</text:span><text:span text:style-name="T30">div</text:span><text:span text:style-name="T32"> </text:span><text:span text:style-name="T33">id</text:span><text:span text:style-name="T32">=</text:span><text:span text:style-name="T35">"area"</text:span><text:span text:style-name="T32"> </text:span><text:span text:style-name="T33">onclick</text:span><text:span text:style-name="T32">=</text:span><text:span text:style-name="T35">"</text:span><text:span text:style-name="T37">clicar</text:span><text:span text:style-name="T35">()"</text:span><text:span text:style-name="T28">&gt;</text:span></text:p>
      <text:p text:style-name="P64">        <text:tab/><text:span text:style-name="T1">Interaja...</text:span></text:p>
      <text:p text:style-name="P64">   <text:tab/> <text:span text:style-name="T29">&lt;/</text:span><text:span text:style-name="T31">div</text:span><text:span text:style-name="T29">&gt;</text:span></text:p>
      <text:p text:style-name="P65"/>
      <text:p text:style-name="P64">    <text:tab/><text:span text:style-name="T29">&lt;</text:span><text:span text:style-name="T31">script</text:span><text:span text:style-name="T29">&gt;</text:span></text:p>
      <text:p text:style-name="P64">        <text:tab/><text:span text:style-name="T31">function</text:span><text:span text:style-name="T1"> </text:span><text:span text:style-name="T38">clicar</text:span><text:span text:style-name="T1">() {</text:span></text:p>
      <text:p text:style-name="P64">           <text:tab/> <text:span text:style-name="T31">var</text:span><text:span text:style-name="T1"> </text:span><text:span text:style-name="T34">a</text:span><text:span text:style-name="T1">= </text:span><text:span text:style-name="T34">window</text:span><text:span text:style-name="T1">.</text:span><text:span text:style-name="T34">document</text:span><text:span text:style-name="T1">.</text:span><text:span text:style-name="T38">getElementById</text:span><text:span text:style-name="T1">(</text:span><text:span text:style-name="T36">'area'</text:span><text:span text:style-name="T1">)</text:span></text:p>
      <text:p text:style-name="P64">           <text:tab/> <text:span text:style-name="T34">a</text:span><text:span text:style-name="T1">.</text:span><text:span text:style-name="T34">innerText</text:span><text:span text:style-name="T1"> = </text:span><text:span text:style-name="T36">'Clicou!'</text:span></text:p>
      <text:p text:style-name="P64">        <text:tab/><text:span text:style-name="T1">}</text:span></text:p>
      <text:p text:style-name="P64">  <text:tab/>  <text:span text:style-name="T29">&lt;/</text:span><text:span text:style-name="T31">script</text:span><text:span text:style-name="T29">&gt;</text:span></text:p>
      <text:p text:style-name="P57"/>
      <text:p text:style-name="P58">2 – No JavaScript, <text:span text:style-name="T42">criamos a variável para receber o DOM. A</text:span>dicionamos um addEventListener, <text:span text:style-name="T42">seguido de parênteses (‘nome do evento’, nome da função).</text:span></text:p>
      <text:p text:style-name="P61"><text:span text:style-name="T40">Ex.: <text:tab/></text:span><text:span text:style-name="T30">var</text:span><text:span text:style-name="T32"> </text:span><text:span text:style-name="T33">a</text:span><text:span text:style-name="T32"> = </text:span><text:span text:style-name="T33">window</text:span><text:span text:style-name="T32">.</text:span><text:span text:style-name="T33">document</text:span><text:span text:style-name="T32">.</text:span><text:span text:style-name="T37">getElementById</text:span><text:span text:style-name="T32">(</text:span><text:span text:style-name="T35">'area'</text:span><text:span text:style-name="T32">)</text:span></text:p>
      <text:p text:style-name="P64">    <text:tab/> <text:span text:style-name="T34">a</text:span><text:span text:style-name="T1">.</text:span><text:span text:style-name="T38">addEventListener</text:span><text:span text:style-name="T1">(</text:span><text:span text:style-name="T36">'click'</text:span><text:span text:style-name="T1">, </text:span><text:span text:style-name="T38">clicar</text:span><text:span text:style-name="T1">)</text:span></text:p>
      <text:p text:style-name="P64">       <text:tab/> <text:span text:style-name="T34">a</text:span><text:span text:style-name="T1">.</text:span><text:span text:style-name="T38">addEventListener</text:span><text:span text:style-name="T1">(</text:span><text:span text:style-name="T36">'mouseenter'</text:span><text:span text:style-name="T1">, </text:span><text:span text:style-name="T38">entrar</text:span><text:span text:style-name="T1">)</text:span></text:p>
      <text:p text:style-name="P64">       <text:tab/> <text:span text:style-name="T34">a</text:span><text:span text:style-name="T1">.</text:span><text:span text:style-name="T38">addEventListener</text:span><text:span text:style-name="T1">(</text:span><text:span text:style-name="T36">'mouseout'</text:span><text:span text:style-name="T1">, </text:span><text:span text:style-name="T38">sair</text:span><text:span text:style-name="T1">)</text:span></text:p>
      <text:p text:style-name="P63"/>
      <text:p text:style-name="P62"/>
      <text:p text:style-name="P59">*<text:span text:style-name="T43">Para detectar erros, podemos usar o devtools do próprio Chrome.</text:span></text:p>
      <text:p text:style-name="P59"/>
      <text:p text:style-name="P59"/>
      <text:p text:style-name="P49"/>
      <text:p text:style-name="P50">Condições em JavaScript</text:p>
      <text:p text:style-name="P50"/>
      <text:p text:style-name="P51"><draw:custom-shape text:anchor-type="paragraph" draw:z-index="11" draw:name="Forma 12" draw:style-name="gr2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1" draw:text-style-name="P66" svg:width="3.465cm" svg:height="0.599cm" svg:x="5.526cm" svg:y="0.178cm"><draw:text-box><text:p>Condição simples</text:p></draw:text-box></draw:frame><draw:frame text:anchor-type="paragraph" draw:z-index="14" draw:name="Moldura de texto 9" draw:style-name="gr1" draw:text-style-name="P66" svg:width="3.465cm" svg:height="0.599cm" svg:x="5.526cm" svg:y="0.178cm"><draw:text-box><text:p>Condição simples</text:p></draw:text-box></draw:frame>if <text:span text:style-name="T15">(condição) {</text:span></text:p>
      <text:p text:style-name="P51"><text:span text:style-name="T15"><text:tab/>true</text:span></text:p>
      <text:p text:style-name="P51"><text:span text:style-name="T15">}</text:span></text:p>
      <text:p text:style-name="P51"><text:span text:style-name="T15"/></text:p>
      <text:p text:style-name="P51">if <text:span text:style-name="T15">(condição) {</text:span></text:p>
      <text:p text:style-name="P51"><draw:custom-shape text:anchor-type="paragraph" draw:z-index="12" draw:name="Forma 13" draw:style-name="gr2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1" draw:text-style-name="P66" svg:width="3.465cm" svg:height="0.599cm" svg:x="5.431cm" svg:y="0.418cm"><draw:text-box><text:p>Condição Composta</text:p></draw:text-box></draw:frame><text:span text:style-name="T15"><text:tab/>true</text:span></text:p>
      <text:p text:style-name="P51"><text:span text:style-name="T15">} </text:span>else <text:span text:style-name="T15">{</text:span></text:p>
      <text:p text:style-name="P51"><text:span text:style-name="T15"><text:tab/>false</text:span></text:p>
      <text:p text:style-name="P51"><text:span text:style-name="T15">}</text:span></text:p>
      <text:p text:style-name="P54"/>
      <text:p text:style-name="P54"/>
      <text:p text:style-name="P52">Condição Múltipla</text:p>
      <text:p text:style-name="P52"/>
      <text:p text:style-name="P52">switch <text:span text:style-name="T15">(expressão) {</text:span></text:p>
      <text:p text:style-name="P52"><text:span text:style-name="T15"><text:tab/></text:span>case <text:span text:style-name="T15">valor 1:</text:span></text:p>
      <text:p text:style-name="P52"><text:span text:style-name="T15"><text:tab/>bloco</text:span></text:p>
      <text:p text:style-name="P52"><text:span text:style-name="T15"><text:tab/></text:span>break</text:p>
      <text:p text:style-name="P52"><text:tab/></text:p>
      <text:p text:style-name="P52"><text:tab/>case <text:span text:style-name="T15">valor 2:</text:span></text:p>
      <text:p text:style-name="P52"><text:span text:style-name="T15"><text:tab/>bloco</text:span></text:p>
      <text:p text:style-name="P52"><text:span text:style-name="T15"><text:tab/></text:span>break</text:p>
      <text:p text:style-name="P52"><text:tab/></text:p>
      <text:p text:style-name="P52"><text:soft-page-break/><text:tab/>case <text:span text:style-name="T15">valor 3:</text:span></text:p>
      <text:p text:style-name="P52"><text:span text:style-name="T15"><text:tab/>bloco</text:span></text:p>
      <text:p text:style-name="P52"><text:span text:style-name="T15"><text:tab/></text:span>break</text:p>
      <text:p text:style-name="P52"/>
      <text:p text:style-name="P52"><text:tab/><text:span text:style-name="T44">default:</text:span></text:p>
      <text:p text:style-name="P52"><text:tab/><text:span text:style-name="T21">bloco</text:span></text:p>
      <text:p text:style-name="P52"><text:span text:style-name="T21"><text:tab/></text:span><text:span text:style-name="T44">break</text:span></text:p>
      <text:p text:style-name="P52">}</text:p>
      <text:p text:style-name="P52"/>
      <text:p text:style-name="P52"/>
      <text:p text:style-name="P53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0-28T23:02:54.391000000</dc:date>
    <meta:editing-duration>P1DT15H39M24S</meta:editing-duration>
    <meta:editing-cycles>58</meta:editing-cycles>
    <meta:document-statistic meta:table-count="0" meta:image-count="0" meta:object-count="0" meta:page-count="5" meta:paragraph-count="145" meta:word-count="668" meta:character-count="4487" meta:non-whitespace-character-count="3715"/>
  </office:meta>
</office:document-meta>
</file>